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justify" style:justify-single-word="false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7a4c" officeooo:paragraph-rsid="00097a4c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7a4c" officeooo:paragraph-rsid="00097a4c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7a4c" officeooo:paragraph-rsid="000b7197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dc93" officeooo:paragraph-rsid="0009dc93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dc93" officeooo:paragraph-rsid="000b3161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0b7197" style:text-blinking="false" fo:background-color="transparent"/>
    </style:style>
    <style:style style:name="P1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0b7197" style:text-blinking="false"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306d" officeooo:paragraph-rsid="000c306d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306d" officeooo:paragraph-rsid="000b7197" style:text-blinking="false" fo:background-color="transparen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background-color="#ffff00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097a4c" officeooo:paragraph-rsid="000b7197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0b7197"/>
    </style:style>
    <style:style style:name="P1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0c306d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9a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306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306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7a4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cd5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834c" style:text-blinking="fals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97a4c" fo:background-color="transparent" loext:char-shading-value="0"/>
    </style:style>
    <style:style style:name="T12" style:family="text">
      <style:text-properties fo:font-weight="bold" fo:background-color="transparent" loext:char-shading-value="0"/>
    </style:style>
    <style:style style:name="T13" style:family="text">
      <style:text-properties officeooo:rsid="0009834c"/>
    </style:style>
    <style:style style:name="T14" style:family="text">
      <style:text-properties officeooo:rsid="0009dc93"/>
    </style:style>
    <style:style style:name="T15" style:family="text"/>
    <style:style style:name="T16" style:family="text">
      <style:text-properties officeooo:rsid="000c306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docs-internal-guid-0e78dd1a-7fff-1a10-ca4d-c84f6ecfddd3"/>Copertina</text:p>
      <text:p text:style-name="P21">Indice</text:p>
      <text:p text:style-name="P21">Scopo del documento</text:p>
      <text:p text:style-name="P23"><text:span text:style-name="T2">Con il presente documento si intende fare una prima analisi, in linguaggio naturale, dei requisiti e di altri aspetti del progetto </text:span><text:span text:style-name="T9">SpottyThings</text:span><text:span text:style-name="T2">. L’obiettivo del documento è quello di definire i seguenti punti:</text:span></text:p>
      <text:list xml:id="list100664791" text:style-name="L1">
        <text:list-item>
          <text:p text:style-name="P2">Obiettivi del progetto.</text:p>
        </text:list-item>
        <text:list-item>
          <text:p text:style-name="P2">Requisiti funzionali.</text:p>
        </text:list-item>
        <text:list-item>
          <text:p text:style-name="P2">Requisiti non funzionali.</text:p>
        </text:list-item>
        <text:list-item>
          <text:p text:style-name="P2">Requisiti di Front-End.</text:p>
        </text:list-item>
        <text:list-item>
          <text:p text:style-name="P2">Requisiti di Back-End.</text:p>
        </text:list-item>
      </text:list>
      <text:p text:style-name="P1"/>
      <text:p text:style-name="P21">Obiettivi del progetto</text:p>
      <text:p text:style-name="P23"><text:span text:style-name="T2">Il progetto </text:span><text:span text:style-name="T9">SpottyThings </text:span><text:span text:style-name="T2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facilitare così la creazione di una fonte di guadagno per gli oggetti che non si utilizzano più.</text:span></text:p>
      <text:p text:style-name="P22"/>
      <text:p text:style-name="P22">Nello specifico il sistema deve permettere di:</text:p>
      <text:list xml:id="list2473522562" text:style-name="L2">
        <text:list-item>
          <text:p text:style-name="P3">registrarsi e confermare la propria identità per poter procedere con una transazione: solo gli utenti autenticati potranno sfruttare appieno le potenzialità del sito, ovvero lo scambio, l’affitto e l’acquisto/vendita degli oggetti, oltre che la personalizzazione del proprio profilo;</text:p>
        </text:list-item>
        <text:list-item>
          <text:p text:style-name="P3">a tutti gli utenti di visualizzare i prodotti disponibili, sotto forma di una lista, in base a diversi filtri imposti dall’utente stesso e, dopo la registrazione, di poterli selezionare per ottenere maggiori informazioni, contattare il venditore e comporre una wish list sulle cose che vuole comprare in futuro;</text:p>
        </text:list-item>
        <text:list-item>
          <text:p text:style-name="P15"><text:span text:style-name="T10">ai soli utenti registrati di postare annunci sui prodotti che si vogliono offrire in una o più delle diverse modalità permesse (scambio di oggetti, affitto di oggetti e vendita di oggetti) aggiungendo diverse informazioni e tag per rendere il prodotto più facilmente raggiungibile (e appetibile) per gli altri utenti. </text:span><text:span text:style-name="T11">(</text:span><text:span text:style-name="T10">La figura </text:span><text:span text:style-name="T12">fig 1</text:span><text:span text:style-name="T10"> mostra un possibile esempio di form da compilare con le varie informazioni sul prodotto</text:span><text:span text:style-name="T11">;);;</text:span></text:p>
        </text:list-item>
        <text:list-item>
          <text:p text:style-name="P3">permettere l’interazione tra un venditore e un compratore tramite una chat privata;</text:p>
        </text:list-item>
        <text:list-item>
          <text:p text:style-name="P4">agli utenti registrate di avere un profilo personale in cui sono presenti alcune informazioni personali, oltre che permettere di vedere lo stato dei prodotti postati <text:span text:style-name="T13">e</text:span> lo storico degli acquisti;</text:p>
        </text:list-item>
        <text:list-item>
          <text:p text:style-name="P16"><text:span text:style-name="T1">fornire feedback sull’affidabilità dei venditori dando un commento testuale all’operazione effettuata e una valutazione numerica, in modo da creare una sorta di “ranking” dei venditori; </text:span><text:span text:style-name="T8">DA VEDERE DOVE METTERE</text:span></text:p>
        </text:list-item>
        <text:list-item>
          <text:p text:style-name="P17"><text:span text:style-name="T3">g</text:span><text:span text:style-name="T2">arantire che la transazione avvenga correttamente, evitando per esempio che venga ricevuto il prodotto prima del pagamento o viceversa, facendo da garante per entrambe le parti coinvolte.</text:span></text:p>
        </text:list-item>
      </text:list>
      <text:p text:style-name="P6"><text:span text:style-name="T2"/></text:p>
      <text:p text:style-name="P5"/>
      <text:p text:style-name="P5"/>
      <text:p text:style-name="P5"/>
      <text:p text:style-name="P7"/>
      <text:p text:style-name="P20">Il sistema deve:</text:p>
      <text:list xml:id="list630322355" text:style-name="L4">
        <text:list-item>
          <text:p text:style-name="P8">permettere ad un utente anonimo di registrarsi al sito, compilando un opportuno form in cui deve inserire: nome, cognome, indirizzo di residenza, anno di nascita e altre informazioni anagrafiche; oltre che definire un username univoco e creare una password;</text:p>
        </text:list-item>
        <text:list-item>
          <text:p text:style-name="P8">mettere a disposizione un meccanismo di certificazione per verificare l’identità dell’utente, durante la registrazione;</text:p>
        </text:list-item>
        <text:list-item>
          <text:p text:style-name="P8">permettere di recuperare la password in caso venga dimenticata;</text:p>
        </text:list-item>
        <text:list-item>
          <text:p text:style-name="P8">permettere ad un utente già registrato di accedere sito mediante il proprio username e la propria password;</text:p>
        </text:list-item>
        <text:list-item>
          <text:p text:style-name="P12">permettere di visualizzare e modificare il proprio profilo personale:</text:p>
          <text:list>
            <text:list-item>
              <text:p text:style-name="P12">permette di verificare lo stato degli oggetti postati: in vendita, in affitto o in scambio;</text:p>
            </text:list-item>
            <text:list-item>
              <text:p text:style-name="P12">permette di visualizzare lo storico di tutti i prodotti acquistati;</text:p>
            </text:list-item>
            <text:list-item>
              <text:p text:style-name="P12">permette di visualizzare i commenti e le valutazioni degli altri utenti;</text:p>
            </text:list-item>
          </text:list>
        </text:list-item>
        <text:list-item>
          <text:p text:style-name="P8">permettere di visualizzare il sito e quindi i prodotti disponibili con le relative informazioni;</text:p>
        </text:list-item>
        <text:list-item>
          <text:p text:style-name="P12">fornire per ogni prodotto una scheda personale con la sua descrizione, la tipologia di transazione, se il prodotto è disponibile e in che giorni lo è, nel caso di un affitto;</text:p>
        </text:list-item>
        <text:list-item>
          <text:p text:style-name="P8">permettere di effettuare una ricerca dei documenti sulla base di diversi filtri;</text:p>
        </text:list-item>
        <text:list-item>
          <text:p text:style-name="P8">permettere <text:span text:style-name="T14">all’utente registrato </text:span>di s<text:span text:style-name="T14">alvare i prodotti di suo interesse in una lista specifica;</text:span></text:p>
        </text:list-item>
        <text:list-item>
          <text:p text:style-name="P9">permettere di visualizzare la lista coi prodotti salvati; (!)</text:p>
        </text:list-item>
        <text:list-item>
          <text:p text:style-name="P10">permettere all’utente di contattare l’inserzionista tramite una chat privata <text:span text:style-name="T15">per trattare sul prezzo, per chiedere maggiori informazioni o per mettersi in contatto per l’acquisto, il prestito o lo scambio del prodotto con altri oggetti; </text:span></text:p>
        </text:list-item>
        <text:list-item>
          <text:p text:style-name="P12"><text:span text:style-name="T15">permettere di fornire un feedback e un commento al termine della transazione da parte di entrambe le parti;</text:span></text:p>
        </text:list-item>
        <text:list-item>
          <text:p text:style-name="P12"><text:span text:style-name="T15">fornire un controllo dell’avvenuto pagamento prima della consegna del prodotto, </text:span><text:span text:style-name="T16">tramite conferma del venditore del ricevimento dei soldi sul proprio conto;</text:span></text:p>
        </text:list-item>
        <text:list-item>
          <text:p text:style-name="P13"><text:span text:style-name="T15">informare, mediante notifica sull’account o tramite mail, l’acquirente dell’avvenuto pagamento;</text:span></text:p>
        </text:list-item>
        <text:list-item>
          <text:p text:style-name="P19"><text:span text:style-name="T5">invitare, tramite mail, il venditore alla consegna del prodotto, che verrà confermata dall’acquirente mediante il commento finale e il feedback sulla transazione;</text:span></text:p>
        </text:list-item>
        <text:list-item>
          <text:p text:style-name="P19"><text:span text:style-name="T5">permettere all’utente di aprire una segnalazione nel caso in cui il prodotto non sia stato consegnato;</text:span></text:p>
        </text:list-item>
        <text:list-item>
          <text:p text:style-name="P19"><text:span text:style-name="T5">… </text:span><text:span text:style-name="T7">altre cose sulle garanzie</text:span></text:p>
        </text:list-item>
      </text:list>
      <text:p text:style-name="P14"><text:span text:style-name="T15"/></text:p>
      <text:p text:style-name="P11"><text:span text:style-name="T15"/></text:p>
      <text:list xml:id="list103027218707484" text:continue-list="list2473522562" text:style-name="L2">
        <text:list-item>
          <text:p text:style-name="P18"><text:span text:style-name="T3">g</text:span><text:span text:style-name="T6">arantire che la transazione avvenga correttamente, evitando per esempio che venga ricevuto il </text:span><text:span text:style-name="T4">pagamento</text:span><text:span text:style-name="T6"> prima del</text:span><text:span text:style-name="T4">la spedizione del prodotto</text:span><text:span text:style-name="T6"> o viceversa, facendo da garante per entrambe le parti coinvolte.</text:span></text:p>
        </text:list-item>
      </text:list>
      <text:p text:style-name="P6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9:51:45.074329482</meta:creation-date>
    <dc:date>2022-09-28T10:30:26.878248034</dc:date>
    <meta:editing-duration>PT18M1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774" meta:character-count="5052" meta:non-whitespace-character-count="4351"/>
  </office:meta>
</office:document-meta>
</file>